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rlito" svg:font-family="Carlito"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arlito" officeooo:rsid="0011e8bc" officeooo:paragraph-rsid="0011e8bc"/>
    </style:style>
    <style:style style:name="P2" style:family="paragraph" style:parent-style-name="Standard" style:list-style-name="L1">
      <style:text-properties style:font-name="Carlito" officeooo:rsid="0011e8bc" officeooo:paragraph-rsid="0011e8bc"/>
    </style:style>
    <style:style style:name="P3" style:family="paragraph" style:parent-style-name="Standard" style:list-style-name="L2">
      <style:text-properties style:font-name="Carlito" officeooo:rsid="0011e8bc" officeooo:paragraph-rsid="0011e8bc"/>
    </style:style>
    <style:style style:name="P4" style:family="paragraph" style:parent-style-name="Standard">
      <style:text-properties style:font-name="Carlito" officeooo:rsid="00124576" officeooo:paragraph-rsid="00124576"/>
    </style:style>
    <style:style style:name="P5" style:family="paragraph" style:parent-style-name="Standard" style:list-style-name="L3">
      <style:text-properties style:font-name="Carlito" officeooo:rsid="00124576" officeooo:paragraph-rsid="00124576"/>
    </style:style>
    <style:style style:name="P6" style:family="paragraph" style:parent-style-name="Standard" style:list-style-name="L3">
      <style:text-properties style:font-name="Carlito" officeooo:rsid="00135bf5" officeooo:paragraph-rsid="00135bf5"/>
    </style:style>
    <style:style style:name="P7" style:family="paragraph" style:parent-style-name="Standard" style:list-style-name="L2">
      <style:text-properties style:font-name="Carlito" officeooo:rsid="00135bf5" officeooo:paragraph-rsid="00135bf5"/>
    </style:style>
    <style:style style:name="P8" style:family="paragraph" style:parent-style-name="Standard" style:list-style-name="L3">
      <style:text-properties style:font-name="Carlito" officeooo:rsid="00136636" officeooo:paragraph-rsid="00136636"/>
    </style:style>
    <style:style style:name="P9" style:family="paragraph" style:parent-style-name="Standard">
      <style:text-properties style:font-name="Carlito" officeooo:rsid="00136636" officeooo:paragraph-rsid="00136636"/>
    </style:style>
    <style:style style:name="P10" style:family="paragraph" style:parent-style-name="Standard" style:list-style-name="L4">
      <style:text-properties style:font-name="Carlito" officeooo:rsid="00136636" officeooo:paragraph-rsid="00136636"/>
    </style:style>
    <style:style style:name="P11" style:family="paragraph" style:parent-style-name="Standard" style:list-style-name="L5">
      <style:text-properties style:font-name="Carlito" officeooo:rsid="00136636" officeooo:paragraph-rsid="00136636"/>
    </style:style>
    <style:style style:name="P12" style:family="paragraph" style:parent-style-name="Standard" style:list-style-name="L6">
      <style:text-properties style:font-name="Carlito" officeooo:rsid="00136636" officeooo:paragraph-rsid="00136636"/>
    </style:style>
    <style:style style:name="P13" style:family="paragraph" style:parent-style-name="Standard">
      <style:text-properties style:font-name="Carlito" fo:font-weight="bold" officeooo:rsid="00136636" officeooo:paragraph-rsid="00136636" style:font-weight-asian="bold" style:font-weight-complex="bold"/>
    </style:style>
    <style:style style:name="P14" style:family="paragraph" style:parent-style-name="Standard">
      <style:text-properties style:font-name="Carlito" fo:font-weight="bold" officeooo:rsid="00162170" officeooo:paragraph-rsid="00162170" style:font-weight-asian="bold" style:font-weight-complex="bold"/>
    </style:style>
    <style:style style:name="P15" style:family="paragraph" style:parent-style-name="Standard">
      <style:text-properties style:font-name="Carlito" officeooo:rsid="00142c2e" officeooo:paragraph-rsid="00142c2e"/>
    </style:style>
    <style:style style:name="P16" style:family="paragraph" style:parent-style-name="Standard" style:list-style-name="L8">
      <style:text-properties style:font-name="Carlito" officeooo:rsid="00142c2e" officeooo:paragraph-rsid="00142c2e"/>
    </style:style>
    <style:style style:name="P17" style:family="paragraph" style:parent-style-name="Standard" style:list-style-name="L9">
      <style:text-properties style:font-name="Carlito" officeooo:rsid="00148e1a" officeooo:paragraph-rsid="00148e1a"/>
    </style:style>
    <style:style style:name="P18" style:family="paragraph" style:parent-style-name="Standard" style:list-style-name="L10">
      <style:text-properties style:font-name="Carlito" officeooo:rsid="00148e1a" officeooo:paragraph-rsid="00148e1a"/>
    </style:style>
    <style:style style:name="P19" style:family="paragraph" style:parent-style-name="Standard" style:list-style-name="L5">
      <style:text-properties style:font-name="Carlito" officeooo:rsid="00148e1a" officeooo:paragraph-rsid="00148e1a"/>
    </style:style>
    <style:style style:name="T1" style:family="text">
      <style:text-properties officeooo:rsid="00124576"/>
    </style:style>
    <style:style style:name="T2" style:family="text">
      <style:text-properties officeooo:rsid="00135bf5"/>
    </style:style>
    <style:style style:name="T3" style:family="text">
      <style:text-properties officeooo:rsid="0013663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ep-by-step empirics</text:p>
      <text:p text:style-name="P1"/>
      <text:p text:style-name="P13">MAIN ANALYSIS</text:p>
      <text:p text:style-name="P1"/>
      <text:p text:style-name="P1">Identification:</text:p>
      <text:list xml:id="list2604748302" text:style-name="L1">
        <text:list-item>
          <text:p text:style-name="P2">Relies on close elections in which central nominees either narrowly lose or narrowly won</text:p>
          <text:list>
            <text:list-item>
              <text:p text:style-name="P2">The 2016 election results contain vote shares for all the candidates</text:p>
            </text:list-item>
          </text:list>
        </text:list-item>
      </text:list>
      <text:p text:style-name="P1"/>
      <text:p text:style-name="P1">Two challenges</text:p>
      <text:list xml:id="list2015486407" text:style-name="L2">
        <text:list-item>
          <text:p text:style-name="P3">Elections happen at electoral district level, but central transfers happen at provincial level</text:p>
          <text:list>
            <text:list-item>
              <text:p text:style-name="P3">Processes that follow defeat happen at provincial level</text:p>
            </text:list-item>
          </text:list>
        </text:list-item>
        <text:list-item>
          <text:p text:style-name="P3">Number of cases small; smaller than number of narrow elections because multiple of these elections may happen at <text:span text:style-name="T1">the same provinces</text:span></text:p>
          <text:list>
            <text:list-item>
              <text:p text:style-name="P7">Provinces with multiple elections are more likely to experience any defeat</text:p>
            </text:list-item>
          </text:list>
        </text:list-item>
      </text:list>
      <text:p text:style-name="P1"/>
      <text:p text:style-name="P4">Solutions</text:p>
      <text:list xml:id="list549143012" text:style-name="L3">
        <text:list-item>
          <text:p text:style-name="P5">Adopt and adapt <text:span text:style-name="T2">Cataneo et al (2015)’s approach of interpreting discontinuities as close-to-random experiment</text:span></text:p>
        </text:list-item>
        <text:list-item>
          <text:p text:style-name="P6">Identify a narrow window of margins in which election results are considered as-if-random; then use the randomization inference framework to analyze the treatment effect of this experiment</text:p>
        </text:list-item>
        <text:list-item>
          <text:p text:style-name="P6">Construct randomization distribution based on the actual set-up of the election:</text:p>
          <text:list>
            <text:list-item>
              <text:p text:style-name="P6">For each central nominees whose vote margin lies within the window, flip a coin to determine whether this candidate is defeated or not</text:p>
              <text:list>
                <text:list-item>
                  <text:p text:style-name="P6">Since vote margin is small, safe to assume that the change in vote share needed to “flip” the status of this candidate does not change the status of any other central nominee</text:p>
                </text:list-item>
              </text:list>
            </text:list-item>
            <text:list-item>
              <text:p text:style-name="P6">For each vector of election-level treatment status, aggregate into province level to arrive at a vector of province-level treatment status</text:p>
              <text:list>
                <text:list-item>
                  <text:p text:style-name="P6">Code each province as treated if any <text:span text:style-name="T3">central nominee running within the province is defeated</text:span></text:p>
                </text:list-item>
              </text:list>
            </text:list-item>
          </text:list>
        </text:list-item>
        <text:list-item>
          <text:p text:style-name="P8">Calculate the treatment effect from the observed data, then compare it with the randomization distribution of treatment effect, which is obtained by calculation the treatment effect from any randomization treatment vector</text:p>
          <text:list>
            <text:list-item>
              <text:p text:style-name="P8">For hypothesis testing, use two test statistics</text:p>
              <text:list>
                <text:list-item>
                  <text:p text:style-name="P8">Difference-in-means controlling for covariates, </text:p>
                </text:list-item>
                <text:list-item>
                  <text:p text:style-name="P8">Wilcoxon rank-sum controlling for covariates</text:p>
                </text:list-item>
              </text:list>
            </text:list-item>
            <text:list-item>
              <text:p text:style-name="P8">In both cases, partial out the outcome variables by regressing on the covariates and getting the residual</text:p>
              <text:list>
                <text:list-item>
                  <text:p text:style-name="P8">to “purge” covariate-based noise</text:p>
                </text:list-item>
              </text:list>
            </text:list-item>
          </text:list>
        </text:list-item>
      </text:list>
      <text:p text:style-name="P9"/>
      <text:p text:style-name="P9">Result</text:p>
      <text:list xml:id="list3884990636" text:style-name="L6">
        <text:list-item>
          <text:p text:style-name="P12">Estimated treatment effect:</text:p>
        </text:list-item>
        <text:list-item>
          <text:p text:style-name="P12">Hypothesis testing:</text:p>
        </text:list-item>
      </text:list>
      <text:p text:style-name="P9"><text:soft-page-break/></text:p>
      <text:p text:style-name="P15">Placebo check</text:p>
      <text:list xml:id="list1677873828" text:style-name="L8">
        <text:list-item>
          <text:p text:style-name="P16">Effect on non-election years</text:p>
          <text:list>
            <text:list-item>
              <text:p text:style-name="P16">T-1, T-2</text:p>
            </text:list-item>
          </text:list>
        </text:list-item>
      </text:list>
      <text:p text:style-name="P15"/>
      <text:p text:style-name="P9">Mechanism</text:p>
      <text:list xml:id="list2249655384" text:style-name="L5">
        <text:list-item>
          <text:p text:style-name="P11">The change in central transfers is due to changes in development investment</text:p>
          <text:list>
            <text:list-item>
              <text:p text:style-name="P11">Not administrative</text:p>
            </text:list-item>
          </text:list>
        </text:list-item>
        <text:list-item>
          <text:p text:style-name="P19">Corresponding changes in development outcomes measured by PCI and PAPI</text:p>
        </text:list-item>
        <text:list-item>
          <text:p text:style-name="P11">There are no corresponding changes in prospect of promotion</text:p>
        </text:list-item>
      </text:list>
      <text:p text:style-name="P9"/>
      <text:p text:style-name="P14">ROBUSTNESS CHECKS</text:p>
      <text:list xml:id="list3309646798" text:style-name="L4">
        <text:list-header>
          <text:p text:style-name="P10"/>
        </text:list-header>
      </text:list>
      <text:p text:style-name="P9"/>
      <text:p text:style-name="P9">Synthetic control for each of the treated provinces</text:p>
      <text:p text:style-name="P9"/>
      <text:p text:style-name="P9"/>
      <text:p text:style-name="P9"/>
      <text:p text:style-name="P15">Linear Fixed Effects Regression </text:p>
      <text:list xml:id="list4192139644" text:style-name="L10">
        <text:list-item>
          <text:p text:style-name="P18">For 2016 election, using province-level margin and RDD </text:p>
        </text:list-item>
      </text:list>
      <text:list xml:id="list3557629327" text:style-name="L9">
        <text:list-item>
          <text:p text:style-name="P17">For 2007 and 2011 election, using ad-hoc selection of control and treated assuming all defeats are close</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rlito" svg:font-family="Carlito"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nh Trinh</meta:initial-creator>
    <meta:creation-date>2018-06-30T22:51:08.764346405</meta:creation-date>
    <dc:date>2018-06-30T23:47:51.115218931</dc:date>
    <dc:creator>Minh Trinh</dc:creator>
    <meta:editing-duration>PT5M25S</meta:editing-duration>
    <meta:editing-cycles>2</meta:editing-cycles>
    <meta:generator>LibreOffice/6.0.3.2$Linux_X86_64 LibreOffice_project/00m0$Build-2</meta:generator>
    <meta:document-statistic meta:table-count="0" meta:image-count="0" meta:object-count="0" meta:page-count="2" meta:paragraph-count="41" meta:word-count="413" meta:character-count="2615" meta:non-whitespace-character-count="2269"/>
  </office:meta>
</office:document-meta>
</file>